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📁 Documento de Visão do Produto: Teto</text:h>
      <text:p text:style-name="Text_20_body"><text:span text:style-name="T1">Slogan:</text:span> <text:span text:style-name="T2">Organização sob o mesmo teto.</text:span> <text:span text:style-name="T1">Plataforma:</text:span> iOS e Android (Mobile First).</text:p>
      <text:p text:style-name="Horizontal_20_Line"/>
      <text:h text:style-name="Heading_20_2" text:outline-level="2">1. O Problema (A Dor de Mercado)</text:h>
      <text:p text:style-name="Text_20_body">A convivência em repúblicas, famílias e <text:span text:style-name="T2">colivings</text:span> é marcada por conflitos recorrentes originados na gestão doméstica. As dores principais são:</text:p>
      <text:list text:style-name="L1">
        <text:list-item>
          <text:p text:style-name="P1"><text:span text:style-name="T1">Falta de Confiança:</text:span> O famoso "diz que fez, mas não fez". O sistema de honra falha.</text:p>
        </text:list-item>
        <text:list-item>
          <text:p text:style-name="P1"><text:span text:style-name="T1">Percepção de Injustiça:</text:span> Sensação de que um morador carrega a casa nas costas enquanto outros não fazem nada.</text:p>
        </text:list-item>
        <text:list-item>
          <text:p text:style-name="P1"><text:span text:style-name="T1">Rigidez de Escala:</text:span> Tabelas de papel ou Excel não se adaptam a imprevistos (provas, horas extras, doenças), gerando acúmulo de sujeira.</text:p>
        </text:list-item>
        <text:list-item>
          <text:p text:style-name="P1"><text:span text:style-name="T1">Atrito Social:</text:span> Ter que cobrar o colega gera brigas e desgaste na amizade/relação.</text:p>
        </text:list-item>
      </text:list>
      <text:h text:style-name="Heading_20_2" text:outline-level="2">2. A Solução</text:h>
      <text:p text:style-name="Text_20_body">O <text:span text:style-name="T1">Teto</text:span> é um aplicativo gerenciador de tarefas domésticas focado em <text:span text:style-name="T1">Auditabilidade</text:span> e <text:span text:style-name="T1">Flexibilidade</text:span>. Ele atua como um mediador imparcial, retirando o peso emocional da cobrança e transformando a limpeza em um sistema logístico justo.</text:p>
      <text:p text:style-name="Text_20_body"><text:span text:style-name="T1">Diferencial Competitivo:</text:span> Ao contrário de listas de "To-Do" simples, o Teto implementa um <text:span text:style-name="T1">"Mercado de Tarefas"</text:span> e validação por pares, tratando o esforço doméstico como uma moeda de troca.</text:p>
      <text:p text:style-name="Horizontal_20_Line"/>
      <text:h text:style-name="Heading_20_2" text:outline-level="2">3. Funcionalidades Detalhadas (Core Features)</text:h>
      <text:h text:style-name="Heading_20_3" text:outline-level="3">A. Distribuição Inteligente (The Brain)</text:h>
      <text:p text:style-name="Text_20_body">O sistema não usa sorteio aleatório. Ele usa um algoritmo de balanceamento de carga.</text:p>
      <text:list text:style-name="L2">
        <text:list-item>
          <text:p text:style-name="P2"><text:span text:style-name="T1">Critérios:</text:span> O algoritmo analisa a carga histórica (quem trabalhou menos nas últimas semanas), a dificuldade da tarefa (pesos) e a disponibilidade do usuário.</text:p>
        </text:list-item>
        <text:list-item>
          <text:p text:style-name="P2"><text:span text:style-name="T1">Objetivo:</text:span> Garantir que, ao final do mês, todos tenham contribuído com a mesma quantidade de "Pontos de Esforço", independente do número de tarefas.</text:p>
        </text:list-item>
      </text:list>
      <text:h text:style-name="Heading_20_3" text:outline-level="3">B. Ciclo de Execução Auditável</text:h>
      <text:list text:style-name="L3">
        <text:list-item>
          <text:p text:style-name="P3"><text:span text:style-name="T1">Prova de Trabalho:</text:span> É impossível concluir uma tarefa sem enviar uma <text:span text:style-name="T1">foto</text:span> do local limpo/organizado.</text:p>
        </text:list-item>
        <text:list-item>
          <text:p text:style-name="P3"><text:span text:style-name="T1">Validação por Pares (Peer Review):</text:span> Após o envio, os outros moradores recebem uma notificação.</text:p>
          <text:list>
            <text:list-item>
              <text:p text:style-name="P3"><text:soft-page-break/><text:span text:style-name="T2">Aprovação:</text:span> A tarefa é dada como concluída e os pontos são creditados.</text:p>
            </text:list-item>
            <text:list-item>
              <text:p text:style-name="P3"><text:span text:style-name="T2">Contestação:</text:span> Se a maioria rejeitar (ex: "A pia ainda tem gordura"), a tarefa volta para o responsável refazer.</text:p>
            </text:list-item>
          </text:list>
        </text:list-item>
      </text:list>
      <text:h text:style-name="Heading_20_3" text:outline-level="3">C. O Mercado de Trocas (Flexibilidade)</text:h>
      <text:p text:style-name="Text_20_body">Resolve o problema dos imprevistos sem quebrar a escala.</text:p>
      <text:list text:style-name="L4">
        <text:list-item>
          <text:p text:style-name="P4"><text:span text:style-name="T1">Oferta:</text:span> O usuário pode colocar uma tarefa "à venda" no grupo.</text:p>
        </text:list-item>
        <text:list-item>
          <text:p text:style-name="P4"><text:span text:style-name="T1">Negociação:</text:span> Outro usuário pode "comprar" (assumir) a tarefa.</text:p>
        </text:list-item>
        <text:list-item>
          <text:p text:style-name="P4"><text:span text:style-name="T1">Incentivo:</text:span> Os pontos de esforço e reputação são transferidos para quem assumiu. Quem se livrou da tarefa não pontua.</text:p>
        </text:list-item>
      </text:list>
      <text:h text:style-name="Heading_20_3" text:outline-level="3">D. Gestão de Crise (Recusa e Snooze)</text:h>
      <text:list text:style-name="L5">
        <text:list-item>
          <text:p text:style-name="P5"><text:span text:style-name="T1">Adiar (Snooze):</text:span> Permite empurrar a tarefa para o dia seguinte, mas cobra uma "taxa de juros" (a tarefa valerá menos pontos ou custará reputação).</text:p>
        </text:list-item>
        <text:list-item>
          <text:p text:style-name="P5"><text:span text:style-name="T1">Recusa (Panic Button):</text:span> Em emergências, o usuário pode recusar a tarefa. O algoritmo realoca automaticamente para o segundo morador mais apto, gerando um alerta de desbalanceamento.</text:p>
        </text:list-item>
      </text:list>
      <text:h text:style-name="Heading_20_3" text:outline-level="3">E. Gamificação Sutil</text:h>
      <text:list text:style-name="L6">
        <text:list-item>
          <text:p text:style-name="P6"><text:span text:style-name="T1">Ranking de Justiça:</text:span> Mostra quem está "Carregando a Casa" e quem está "Em Dívida".</text:p>
        </text:list-item>
        <text:list-item>
          <text:p text:style-name="P6"><text:span text:style-name="T1">Streak:</text:span> Contagem de semanas sem falhar ou atrasar.</text:p>
        </text:list-item>
      </text:list>
      <text:p text:style-name="Horizontal_20_Line"/>
      <text:h text:style-name="Heading_20_2" text:outline-level="2">4. Arquitetura Técnica (Tech Stack)</text:h>
      <text:p text:style-name="Text_20_body">Focada em <text:span text:style-name="T1">Alta Performance</text:span>, <text:span text:style-name="T1">Desenvolvimento Ágil</text:span> e <text:span text:style-name="T1">UX Otimista</text:span>.</text:p>
      <text:h text:style-name="Heading_20_3" text:outline-level="3">Frontend (Mobile)</text:h>
      <text:list text:style-name="L7">
        <text:list-item>
          <text:p text:style-name="P7"><text:span text:style-name="T1">Framework:</text:span> <text:span text:style-name="T1">React Native + Expo</text:span>.</text:p>
          <text:list>
            <text:list-item>
              <text:p text:style-name="P7"><text:span text:style-name="T2">Benefício:</text:span> Código único (TypeScript) gerando apps nativos para <text:span text:style-name="T1">iOS</text:span> e <text:span text:style-name="T1">Android</text:span>.</text:p>
            </text:list-item>
          </text:list>
        </text:list-item>
        <text:list-item>
          <text:p text:style-name="P7"><text:span text:style-name="T1">Estado &amp; Cache:</text:span> <text:span text:style-name="T1">TanStack Query</text:span>.</text:p>
          <text:list>
            <text:list-item>
              <text:p text:style-name="P7"><text:span text:style-name="T2">Benefício:</text:span> <text:span text:style-name="T2">Optimistic UI</text:span>. O app dá o "check" verde instantaneamente na tela enquanto processa no servidor. Zero "loadings" chatos.</text:p>
            </text:list-item>
          </text:list>
        </text:list-item>
        <text:list-item>
          <text:p text:style-name="P7"><text:span text:style-name="T1">UI Library:</text:span> <text:span text:style-name="T1">Tamagui</text:span> ou <text:span text:style-name="T1">Gluestack</text:span>.</text:p>
          <text:list>
            <text:list-item>
              <text:p text:style-name="P7"><text:span text:style-name="T2">Benefício:</text:span> Performance de 60fps nas animações.</text:p>
            </text:list-item>
          </text:list>
        </text:list-item>
      </text:list>
      <text:h text:style-name="Heading_20_3" text:outline-level="3">Backend (API &amp; Lógica)</text:h>
      <text:list text:style-name="L8">
        <text:list-item>
          <text:p text:style-name="P8"><text:span text:style-name="T1">Runtime:</text:span> <text:span text:style-name="T1">Node.js</text:span>.</text:p>
        </text:list-item>
        <text:list-item>
          <text:p text:style-name="P8"><text:span text:style-name="T1">Framework:</text:span> <text:span text:style-name="T1">NestJS</text:span> (com adaptador <text:span text:style-name="T1">Fastify</text:span> para máxima velocidade).</text:p>
          <text:list>
            <text:list-item>
              <text:p text:style-name="P8"><text:soft-page-break/><text:span text:style-name="T2">Benefício:</text:span> Arquitetura modular, fácil de escalar e manter a regra de negócios complexa.</text:p>
            </text:list-item>
          </text:list>
        </text:list-item>
        <text:list-item>
          <text:p text:style-name="P8"><text:span text:style-name="T1">Linguagem:</text:span> <text:span text:style-name="T1">TypeScript</text:span> (Strict Mode).</text:p>
        </text:list-item>
        <text:list-item>
          <text:p text:style-name="P8"><text:span text:style-name="T1">Real-time:</text:span> <text:span text:style-name="T1">Socket.io</text:span>.</text:p>
          <text:list>
            <text:list-item>
              <text:p text:style-name="P8"><text:span text:style-name="T2">Benefício:</text:span> Atualização instantânea das trocas e validações na tela de todos os moradores.</text:p>
            </text:list-item>
          </text:list>
        </text:list-item>
      </text:list>
      <text:h text:style-name="Heading_20_3" text:outline-level="3">Dados &amp; Infraestrutura</text:h>
      <text:list text:style-name="L9">
        <text:list-item>
          <text:p text:style-name="P9"><text:span text:style-name="T1">Banco de Dados:</text:span> <text:span text:style-name="T1">PostgreSQL</text:span>.</text:p>
          <text:list>
            <text:list-item>
              <text:p text:style-name="P9"><text:span text:style-name="T2">Motivo:</text:span> Integridade relacional robusta para o histórico de tarefas e usuários.</text:p>
            </text:list-item>
          </text:list>
        </text:list-item>
        <text:list-item>
          <text:p text:style-name="P9"><text:span text:style-name="T1">ORM:</text:span> <text:span text:style-name="T1">Prisma</text:span>.</text:p>
          <text:list>
            <text:list-item>
              <text:p text:style-name="P9"><text:span text:style-name="T2">Motivo:</text:span> Melhor experiência de desenvolvimento (Type Safety) entre Banco e Código.</text:p>
            </text:list-item>
          </text:list>
        </text:list-item>
        <text:list-item>
          <text:p text:style-name="P9"><text:span text:style-name="T1">Armazenamento de Imagens:</text:span> <text:span text:style-name="T1">Cloudinary</text:span> ou <text:span text:style-name="T1">UploadThing</text:span>.</text:p>
          <text:list>
            <text:list-item>
              <text:p text:style-name="P9"><text:span text:style-name="T2">Motivo:</text:span> Otimização automática das fotos (upload rápido, consumo baixo de dados).</text:p>
            </text:list-item>
          </text:list>
        </text:list-item>
      </text:list>
      <text:p text:style-name="Horizontal_20_Line"/>
      <text:h text:style-name="Heading_20_2" text:outline-level="2">5. Fluxo do Usuário (Jornada Diária)</text:h>
      <text:list text:style-name="L10">
        <text:list-item>
          <text:p text:style-name="P10"><text:span text:style-name="T1">07:00 - O Planejamento:</text:span> O algoritmo roda e notifica: <text:span text:style-name="T2">"João, hoje você ficou com a Louça do Jantar (Peso: Médio)."</text:span></text:p>
        </text:list-item>
        <text:list-item>
          <text:p text:style-name="P10"><text:span text:style-name="T1">18:00 - O Imprevisto:</text:span> João teve que ficar até mais tarde no trabalho. Ele clica na tarefa -&gt; <text:span text:style-name="T1">"Ofertada para Troca"</text:span>.</text:p>
        </text:list-item>
        <text:list-item>
          <text:p text:style-name="P10"><text:span text:style-name="T1">18:05 - A Colaboração:</text:span> Maria vê a oferta no app. Como ela quer subir no Ranking, ela aceita. O app transfere a responsabilidade.</text:p>
        </text:list-item>
        <text:list-item>
          <text:p text:style-name="P10"><text:span text:style-name="T1">21:00 - A Execução:</text:span> Maria lava a louça, abre o app e tira a <text:span text:style-name="T1">Foto</text:span>.</text:p>
        </text:list-item>
        <text:list-item>
          <text:p text:style-name="P10"><text:span text:style-name="T1">21:01 - A Validação:</text:span> Pedro (outro morador) recebe o push, abre a foto, vê que está limpo e clica em <text:span text:style-name="T1">"Validar"</text:span>.</text:p>
        </text:list-item>
        <text:list-item>
          <text:p text:style-name="P10"><text:span text:style-name="T1">21:02 - O Fechamento:</text:span> Maria recebe seus pontos. A casa segue em harmonia.</text:p>
        </text:list-item>
      </text:list>
      <text:p text:style-name="Horizontal_20_Line"/>
      <text:h text:style-name="Heading_20_2" text:outline-level="2">6. Próximos Passos (Roadmap Imediato)</text:h>
      <text:p text:style-name="Text_20_body">Agora que a visão está consolidada, precisamos estruturar os <text:span text:style-name="T1">Dados</text:span> para suportar tudo isso. Sem um banco de dados bem desenhado, o sistema de trocas e histórico não funciona.</text:p>
      <text:p text:style-name="Text_20_body"><text:span text:style-name="T1">Minha sugestão de ação:</text:span> Eu vou criar agora o <text:span text:style-name="T1">Schema do Prisma (Banco de Dados)</text:span> contendo as tabelas essenciais:</text:p>
      <text:list text:style-name="L11">
        <text:list-item>
          <text:p text:style-name="P11"><text:span text:style-name="Source_20_Text">User</text:span> (Moradores)</text:p>
        </text:list-item>
        <text:list-item>
          <text:p text:style-name="P11"><text:soft-page-break/><text:span text:style-name="Source_20_Text">House</text:span> (A República/Casa)</text:p>
        </text:list-item>
        <text:list-item>
          <text:p text:style-name="P11"><text:span text:style-name="Source_20_Text">Task</text:span> (A tarefa com seus estados: PENDING, ASSIGNED, IN_REVIEW, DONE)</text:p>
        </text:list-item>
        <text:list-item>
          <text:p text:style-name="P11"><text:span text:style-name="Source_20_Text">TradeRequest</text:span> (O sistema de trocas)</text:p>
        </text:list-item>
        <text:list-item>
          <text:p text:style-name="P11"><text:span text:style-name="Source_20_Text">Validation</text:span> (Os votos de aprovação/rejeição)</text:p>
        </text:list-item>
      </text:list>
      <text:p text:style-name="P12">Posso gerar esse código para você dar o pontapé inicial no projeto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21:33:00.771140400</meta:creation-date>
    <dc:date>2025-12-07T21:42:30.027073100</dc:date>
    <meta:editing-duration>PT9M31S</meta:editing-duration>
    <meta:editing-cycles>1</meta:editing-cycles>
    <meta:document-statistic meta:table-count="0" meta:image-count="0" meta:object-count="0" meta:page-count="4" meta:paragraph-count="71" meta:word-count="866" meta:character-count="5260" meta:non-whitespace-character-count="4511"/>
    <meta:generator>LibreOffice/25.8.3.2$Windows_X86_64 LibreOffice_project/8ca8d55c161d602844f5428fa4b58097424e324e</meta:generator>
  </office:meta>
</office:document-meta>
</file>